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use-window-font-color="true" style:font-name="DejaVu Sans" fo:font-size="12pt" style:font-size-asian="12pt" style:font-size-complex="12pt"/>
    </style:style>
    <style:style style:name="P2" style:family="paragraph" style:parent-style-name="Standard">
      <style:paragraph-properties fo:line-height="200%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3" style:family="paragraph" style:parent-style-name="Standard">
      <style:paragraph-properties fo:line-height="200%"/>
      <style:text-properties style:use-window-font-color="true" style:font-name="DejaVu Sans" fo:font-size="12pt" fo:font-weight="normal" officeooo:paragraph-rsid="00033c37" fo:background-color="transparent" style:font-size-asian="12pt" style:font-size-complex="12pt"/>
    </style:style>
    <style:style style:name="P4" style:family="paragraph" style:parent-style-name="Standard">
      <style:paragraph-properties fo:line-height="200%"/>
      <style:text-properties style:use-window-font-color="true" style:font-name="DejaVu Sans" fo:font-size="12pt" fo:background-color="transparent" style:font-size-asian="12pt" style:font-size-complex="12pt"/>
    </style:style>
    <style:style style:name="P5" style:family="paragraph" style:parent-style-name="Standard">
      <style:paragraph-properties fo:margin-top="0.6cm" fo:margin-bottom="0cm" loext:contextual-spacing="false" fo:line-height="115%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6" style:family="paragraph" style:parent-style-name="Standard">
      <style:paragraph-properties fo:margin-top="0.6cm" fo:margin-bottom="0cm" loext:contextual-spacing="false" fo:line-height="200%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T1" style:family="text">
      <style:text-properties officeooo:rsid="00033c37"/>
    </style:style>
    <style:style style:name="T2" style:family="text">
      <style:text-properties officeooo:rsid="00038411"/>
    </style:style>
    <style:style style:name="T3" style:family="text">
      <style:text-properties officeooo:rsid="00072013"/>
    </style:style>
    <style:style style:name="T4" style:family="text">
      <style:text-properties fo:font-weight="normal" fo:background-color="transparent" loext:char-shading-value="0"/>
    </style:style>
    <style:style style:name="T5" style:family="text">
      <style:text-properties fo:font-weight="normal" officeooo:rsid="00038411" fo:background-color="transparent" loext:char-shading-value="0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 </text:span><text:span text:style-name="T5">de aprendizaje</text:span><text:span text:style-name="T4"> 0</text:span><text:span text:style-name="T5">1</text:span><text:span text:style-name="T4"> - Evaluación diagnóstica. Conocimientos previos de los estudiantes.</text:span></text:p>
      <text:p text:style-name="P5">Propósito: Activar los conocimientos previos de los estudiantes sobre los temas del curso.</text:p>
      <text:p text:style-name="P6">Instrucciones: Conteste detalladamente lo que se le solicita.</text:p>
      <text:p text:style-name="P2"/>
      <text:p text:style-name="P2"><text:span text:style-name="T3">1.- </text:span>Defina los sistemas operativos.</text:p>
      <text:p text:style-name="P2"><text:span text:style-name="T3">2.- </text:span>¿Qué es software libre?</text:p>
      <text:p text:style-name="P2"><text:span text:style-name="T3">3.- </text:span>¿Qué es software privativo?</text:p>
      <text:p text:style-name="P2"><text:span text:style-name="T3">4.- </text:span>¿Qué es software base?</text:p>
      <text:p text:style-name="P3"><text:span text:style-name="T3">5.- </text:span>¿Qué es software de aplicación?</text:p>
      <text:p text:style-name="P3"><text:span text:style-name="T3">6.- </text:span>Mencione los sistemas operativos que conoce.</text:p>
      <text:p text:style-name="P2"><text:span text:style-name="T3">7.- </text:span>¿A que se refiere la arquitectura de 32 y 64 bit?</text:p>
      <text:p text:style-name="P2"/>
      <text:p text:style-name="P2"><text:span text:style-name="T1">T</text:span>iempo: 30 minuto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7:54:42.505391719</meta:creation-date>
    <dc:date>2019-08-15T18:10:36.669613090</dc:date>
    <meta:editing-duration>PT15M3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81" meta:character-count="520" meta:non-whitespace-character-count="450"/>
  </office:meta>
</office:document-meta>
</file>